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style:font-name-asian="Liberation Serif1" style:font-name-complex="Liberation Serif1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wartz- Zippel Lemma</text:p>
      <text:p text:style-name="Standard"/>
      <text:p text:style-name="Standard">Schwartz- Zippel Lemma is a tool commonly used for polynomial identity testing, i.e. In the problem of determining whether a given multivariate polynomial is the zero polynomial (or identically equal to zero).</text:p>
      <text:p text:style-name="Standard"/>
      <text:p text:style-name="Standard">Theorem:- (Schwartz, Zippel). Let</text:p>
      <text:p text:style-name="Standard"/>
      <text:p text:style-name="Standard">(a)</text:p>
      <text:p text:style-name="Standard"/>
      <text:p text:style-name="Standard">be a non-zero polynomial of degree d &gt;= 0 over a field F. Let s Ϲ F and |S| is finite. Let r1, r2,....r n be selected randomly from S. Then</text:p>
      <text:p text:style-name="Standard"/>
      <text:p text:style-name="Standard">(b)</text:p>
      <text:p text:style-name="Standard"/>
      <text:p text:style-name="Standard">Proof :- When n=1, P can have atmost d roots.</text:p>
      <text:p text:style-name="Standard"><text:tab/> <text:s/>Thus (1) holds.</text:p>
      <text:p text:style-name="Standard">Let us assume the theorem holds for n-1 variables. </text:p>
      <text:p text:style-name="Standard">Now, <text:s text:c="2"/>(c)</text:p>
      <text:p text:style-name="Standard"/>
      <text:p text:style-name="Standard"/>
      <text:p text:style-name="Standard">An unique property</text:p>
      <text:p text:style-name="Standard"/>
      <text:p text:style-name="Standard">( * Include this after the setion defining GB and HBT)</text:p>
      <text:p text:style-name="Standard"/>
      <text:p text:style-name="Standard">Every non-zero ideal (d) has a Groebner basis. In this section properties of Groebner bases will be introduced.</text:p>
      <text:p text:style-name="Standard"/>
      <text:p text:style-name="Standard">Property 1 :- (e)</text:p>
      <text:p text:style-name="Standard"/>
      <text:p text:style-name="Standard">This is impossible since no term of r and r' is divisible by (LT(g1),.....LT(gn)). This satisfies (iii).</text:p>
      <text:p text:style-name="Standard"/>
      <text:p text:style-name="Standard">There is an important implication of this property. Its is that for any ideal I Ϲ K [x1, x2,... xn] , </text:p>
      <text:p text:style-name="Standard">f<text:span text:style-name="T1">€ I iff theremainder when f is divided by the Groebner bases of I, is zero.</text:span></text:p>
      <text:p text:style-name="P1"/>
      <text:p text:style-name="P1">Also this property tells us that anfy f € k[x1,x2,..xn] when divided by a Groebner bases G of an ideal I, gives remainder zero, irrespective of the order of division.</text:p>
      <text:p text:style-name="P1"/>
      <text:p text:style-name="P1">Some Definitions</text:p>
      <text:p text:style-name="P1"/>
      <text:p text:style-name="P1">Definition 1 :- We will write (f) for the remainder of f by the ordered s-tuple F=(f1,f2,...fs).</text:p>
      <text:p text:style-name="P1"/>
      <text:p text:style-name="P1">(g)</text:p>
      <text:p text:style-name="P1"/>
      <text:p text:style-name="P1">Buchberger's Algorithm</text:p>
      <text:p text:style-name="P1"/>
      <text:p text:style-name="P1">Here we discuss an algorithm ( due to Buchberger), which constructs a Groebner bases for an ideal <text:s text:c="2"/>I = &lt;f1,f2,...fs&gt;, in a finite number of steps. It proves an important fact, that the problem of comstructing Groebner bases is decidable.</text:p>
      <text:p text:style-name="P1"/>
      <text:p text:style-name="P1"><text:soft-page-break/>Algorithm</text:p>
      <text:p text:style-name="P1"/>
      <text:p text:style-name="P1">(h)</text:p>
      <text:p text:style-name="P1"/>
      <text:p text:style-name="Standard"><text:span text:style-name="T1">Proof :- We first prove the invariant that g Ϲ I holds after each step of the algorithm. This is because p, q € I at each step and so does (i). We also note that </text:span>G contains the given basic F of I so that G is also a basis of I.</text:p>
      <text:p text:style-name="Standard">The algorithm terminates when for all (p,q) pairs in G <text:s/><text:span text:style-name="T2">(j)</text:span> . Thus we have to prove that when this condition is true, G is a Groebner basis. <text:s/>This condition is also known as Buchberger's criterion. We will prove it in the next section.</text:p>
      <text:p text:style-name="Standard">It remains to prove that the algorithm terminates. We will see that after each pass,</text:p>
      <text:p text:style-name="Standard">G' Ϲ G and thus &lt;LT(G')&gt; ( &lt;LT(G)&gt;</text:p>
      <text:p text:style-name="Standard">Furthermore, if G != G', we claim that &lt;LT(G')&gt; is strictly smaller than &lt;LT(G)&gt;. To see this, we notice that <text:span text:style-name="T2">(k)</text:span> for LT(r) is not divisible by elements of &lt;LT(G')&gt;. But r <text:span text:style-name="T1">€ &lt;LT(G)&gt;.</text:span></text:p>
      <text:p text:style-name="P1">Thus, the size of the ideal &lt;LT(G)&gt; strictly increases at each step. Now , we know that the size of the Groebner basis is finite (say m). Also, size of F is also finite and less than that of the Groebner bases. Also at each step, we strictly increase the size of the ideal. Thus after a finite number of steps, the size of the ideal will be equal to the size of the Groebner basis. Thus the algorithm termin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16T22:28:00</meta:creation-date>
    <dc:date>2011-04-17T13:56:56</dc:date>
    <meta:editing-duration>PT01H30M30S</meta:editing-duration>
    <meta:editing-cycles>8</meta:editing-cycles>
    <meta:generator>OpenOffice.org/3.0$Linux OpenOffice.org_project/300m15$Build-9379</meta:generator>
    <meta:document-statistic meta:character-count="2742" meta:image-count="0" meta:object-count="0" meta:page-count="2" meta:paragraph-count="31" meta:table-count="0" meta:word-count="514"/>
  </office:meta>
</office:document-meta>
</file>